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836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his page is intentionally left blan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f Bensmann</meta:initial-creator>
    <meta:creation-date>2013-04-10T09:21:18</meta:creation-date>
    <dc:date>2013-04-10T09:21:36</dc:date>
    <dc:creator>Ralf Bensmann</dc:creator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38" meta:non-whitespace-character-count="33"/>
    <meta:generator>LibreOffice/3.6$MacOSX_x86 LibreOffice_project/5b93205-6e6b3fc-7830f6d-c08ad66-1d9bf4</meta:generator>
  </office:meta>
</office:document-meta>
</file>